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Times New Roman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Times New Roman" fo:font-size="10.5pt" fo:letter-spacing="normal" fo:font-style="normal" fo:font-weight="normal" officeooo:rsid="0017e287" officeooo:paragraph-rsid="0017e287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Times New Roman" fo:font-size="10.5pt" fo:letter-spacing="normal" fo:font-style="normal" fo:font-weight="normal" officeooo:rsid="0017e287" officeooo:paragraph-rsid="0017e287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Times New Roman" fo:font-size="10.5pt" fo:letter-spacing="normal" fo:font-style="normal" fo:font-weight="normal" officeooo:rsid="001979d2" officeooo:paragraph-rsid="001979d2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Times New Roman" fo:font-size="10.5pt" fo:letter-spacing="normal" fo:font-style="normal" fo:font-weight="normal" officeooo:rsid="001b7374" officeooo:paragraph-rsid="001b7374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Times New Roman" fo:font-size="10.5pt" fo:letter-spacing="normal" fo:font-style="normal" fo:font-weight="normal" officeooo:rsid="001c259c" officeooo:paragraph-rsid="001c2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would you do different ?</text:p>
      <text:p text:style-name="P2">1. Update the profile page with the current subscription plan and amount.</text:p>
      <text:p text:style-name="P2">2. Create a micro service for fetching data directly from the operators</text:p>
      <text:p text:style-name="P2">3. Do more verification on the UI.</text:p>
      <text:p text:style-name="P2">4. Implement Oauth and Open Id</text:p>
      <text:p text:style-name="P2">5. Implement API gateway</text:p>
      <text:p text:style-name="P2">6. Implement service mesh</text:p>
      <text:p text:style-name="P2">7. Implement Zipkin</text:p>
      <text:p text:style-name="P2">8. CI/CD – Jenkins</text:p>
      <text:p text:style-name="P2"/>
      <text:p text:style-name="P2"/>
      <text:p text:style-name="P4">Advantages of using atlas db</text:p>
      <text:p text:style-name="P5">1. can scale up to telabytes of data easily</text:p>
      <text:p text:style-name="P6">2.High performance</text:p>
      <text:p text:style-name="P6">3.Global scalabality</text:p>
      <text:p text:style-name="P6">4. has atleast 3 repl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23:26:22.561436319</meta:creation-date>
    <dc:date>2019-11-21T00:05:05.827573384</dc:date>
    <meta:editing-duration>PT9M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80" meta:character-count="457" meta:non-whitespace-character-count="390"/>
  </office:meta>
</office:document-meta>
</file>